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C60000003C49C7D4188A9F03C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4.993cm" fo:margin-left="0cm" fo:margin-top="0cm" fo:margin-bottom="0cm" table:align="left" style:writing-mode="lr-tb"/>
    </style:style>
    <style:style style:name="Tabla1.A" style:family="table-column">
      <style:table-column-properties style:column-width="3.498cm"/>
    </style:style>
    <style:style style:name="Tabla1.B" style:family="table-column">
      <style:table-column-properties style:column-width="5.308cm"/>
    </style:style>
    <style:style style:name="Tabla1.C" style:family="table-column">
      <style:table-column-properties style:column-width="6.188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="0cm" fo:border="none"/>
    </style:style>
    <style:style style:name="P1" style:family="paragraph" style:parent-style-name="Heading_20_1" style:list-style-name="WWNum1"/>
    <style:style style:name="P2" style:family="paragraph" style:parent-style-name="Heading_20_2" style:list-style-name="WWNum3"/>
    <style:style style:name="P3" style:family="paragraph" style:parent-style-name="Standard">
      <style:paragraph-properties fo:margin-top="0.055cm" fo:margin-bottom="0cm" style:contextual-spacing="false" fo:text-align="end" style:justify-single-word="false"/>
      <style:text-properties fo:font-size="9pt" style:font-size-asian="9pt" style:font-size-complex="9pt"/>
    </style:style>
    <style:style style:name="P4" style:family="paragraph" style:parent-style-name="Standard">
      <style:paragraph-properties fo:margin-top="0.055cm" fo:margin-bottom="0cm" style:contextual-spacing="false" fo:text-align="end" style:justify-single-word="false"/>
    </style:style>
    <style:style style:name="P5" style:family="paragraph" style:parent-style-name="Table_20_Contents">
      <style:paragraph-properties fo:margin-top="0cm" fo:margin-bottom="0.282cm" style:contextual-spacing="false" fo:orphans="0" fo:widows="0"/>
    </style:style>
    <style:style style:name="P6" style:family="paragraph" style:parent-style-name="Text_20_body" style:list-style-name="WWNum1"/>
    <style:style style:name="P7" style:family="paragraph" style:parent-style-name="Text_20_body" style:list-style-name="WWNum1">
      <style:text-properties fo:color="#c9211e" loext:opacity="100%" fo:font-weight="bold" style:font-weight-asian="bold" style:font-weight-complex="bold"/>
    </style:style>
    <style:style style:name="P8" style:family="paragraph" style:parent-style-name="Text_20_body" style:list-style-name="">
      <style:paragraph-properties fo:margin-left="0cm" fo:margin-right="0cm" fo:text-indent="0cm" style:auto-text-indent="false"/>
      <style:text-properties fo:color="#c9211e" loext:opacity="100%" fo:font-weight="bold" style:font-weight-asian="bold" style:font-weight-complex="bold"/>
    </style:style>
    <style:style style:name="P9" style:family="paragraph" style:parent-style-name="Title" style:list-style-name="WWNum1" style:master-page-name="First_20_Page">
      <style:paragraph-properties fo:margin-top="0.423cm" fo:margin-bottom="0.212cm" style:contextual-spacing="false" style:page-number="auto"/>
    </style:style>
    <style:style style:name="P10" style:family="paragraph">
      <loext:graphic-properties draw:fill="solid" draw:fill-color="#d20000"/>
      <style:paragraph-properties fo:text-align="start"/>
      <style:text-properties fo:font-size="18pt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style:use-window-font-color="true" loext:opacity="0%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ffc000" draw:stroke-linejoin="miter" draw:fill="solid" draw:fill-color="#d20000" draw:textarea-vertical-align="top" draw:auto-grow-height="false" fo:min-height="0.757cm" fo:min-width="29.108cm" fo:padding-top="0.125cm" fo:padding-bottom="0.125cm" fo:padding-left="0.25cm" fo:padding-right="0.25cm" fo:wrap-option="wrap" fo:margin-left="0.019cm" fo:margin-right="0.016cm" fo:margin-top="0.018cm" fo:margin-bottom="0.018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26362986" text:style-name="WWNum1">
        <text:list-item>
          <text:p text:style-name="P9"><text:span text:style-name="T1">Colecciones y funciones</text:span></text:p>
        </text:list-item>
        <text:list-item>
          <text:h text:style-name="P1" text:outline-level="1">Colecciones</text:h>
        </text:list-item>
      </text:list>
      <text:p text:style-name="Text_20_body">Tipos de datos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5"><text:span text:style-name="T4">Tuplas</text:span></text:p>
          </table:table-cell>
          <table:table-cell table:style-name="Tabla1.A1" office:value-type="string">
            <text:p text:style-name="P5">tuple(), Inmutables, ()</text:p>
          </table:table-cell>
          <table:table-cell table:style-name="Tabla1.A1" office:value-type="string">
            <text:p text:style-name="P5">Tupla = (1, 2, 3, 4)</text:p>
          </table:table-cell>
        </table:table-row>
        <table:table-row table:style-name="Tabla1.1">
          <table:table-cell table:style-name="Tabla1.A1" office:value-type="string">
            <text:p text:style-name="P5"><text:span text:style-name="T4">Listas</text:span></text:p>
          </table:table-cell>
          <table:table-cell table:style-name="Tabla1.A1" office:value-type="string">
            <text:p text:style-name="P5">list(), mutables, []</text:p>
          </table:table-cell>
          <table:table-cell table:style-name="Tabla1.A1" office:value-type="string">
            <text:p text:style-name="P5">Lista = [1, 2, 3, 4]</text:p>
          </table:table-cell>
        </table:table-row>
        <table:table-row table:style-name="Tabla1.1">
          <table:table-cell table:style-name="Tabla1.A1" office:value-type="string">
            <text:p text:style-name="P5"><text:span text:style-name="T4">Set</text:span></text:p>
          </table:table-cell>
          <table:table-cell table:style-name="Tabla1.A1" office:value-type="string">
            <text:p text:style-name="P5">set(), sin orden, <text:span text:style-name="T3">únicos</text:span>, {}</text:p>
          </table:table-cell>
          <table:table-cell table:style-name="Tabla1.A1" office:value-type="string">
            <text:p text:style-name="P5">Set = {1, 2, 3, 4}</text:p>
          </table:table-cell>
        </table:table-row>
        <table:table-row table:style-name="Tabla1.1">
          <table:table-cell table:style-name="Tabla1.A1" office:value-type="string">
            <text:p text:style-name="P5"><text:span text:style-name="T4">Diccionarios</text:span></text:p>
          </table:table-cell>
          <table:table-cell table:style-name="Tabla1.A1" office:value-type="string">
            <text:p text:style-name="P5">dict(), clave – valor, {}</text:p>
          </table:table-cell>
          <table:table-cell table:style-name="Tabla1.A1" office:value-type="string">
            <text:p text:style-name="P5">Diccionario = {a : 1, b : 2, c : 3}</text:p>
          </table:table-cell>
        </table:table-row>
      </table:table>
      <text:list xml:id="list4101077426" text:style-name="WWNum3">
        <text:list-item>
          <text:list>
            <text:list-item>
              <text:h text:style-name="P2" text:outline-level="2">Conceptos</text:h>
            </text:list-item>
          </text:list>
        </text:list-item>
      </text:list>
      <text:list xml:id="list134316934544132" text:continue-list="list2426362986" text:style-name="WWNum1">
        <text:list-item>
          <text:p text:style-name="P6">Uso de none</text:p>
        </text:list-item>
        <text:list-item>
          <text:p text:style-name="P6">Colecciones: creaci<text:span text:style-name="T3">ón, </text:span>acceso, longitud, añadir, quitar, borrar, ordenar...</text:p>
        </text:list-item>
        <text:list-item>
          <text:p text:style-name="P6">Iteraci<text:span text:style-name="T3">ón: for – in</text:span></text:p>
        </text:list-item>
        <text:list-item>
          <text:p text:style-name="P7"/>
        </text:list-item>
        <text:list-item>
          <text:h text:style-name="P1" text:outline-level="1">Funciones</text:h>
        </text:list-item>
      </text:list>
      <text:p text:style-name="Text_20_body"><text:a xlink:type="simple" xlink:href="https://www.freecodecamp.org/espanol/news/guia-de-funciones-de-python-con-ejemplos/" text:style-name="Internet_20_link" text:visited-style-name="Visited_20_Internet_20_Link"><text:span text:style-name="Internet_20_link">https://www.freecodecamp.org/espanol/news/guia-de-funciones-de-python-con-ejemplos/</text:span></text:a></text:p>
      <text:list xml:id="list134317866603768" text:continue-numbering="true" text:style-name="WWNum1">
        <text:list-item>
          <text:p text:style-name="P6">Funciones parametrizadas</text:p>
        </text:list-item>
        <text:list-item>
          <text:p text:style-name="P6">Par<text:span text:style-name="T3">ámetros por omisión (=)</text:span></text:p>
        </text:list-item>
        <text:list-item>
          <text:p text:style-name="P6">Return</text:p>
        </text:list-item>
        <text:list-item>
          <text:p text:style-name="P6">Ejercicios</text:p>
        </text:list-item>
      </text:list>
      <text:list xml:id="list134316809045683" text:continue-list="list4101077426" text:style-name="WWNum3">
        <text:list-item>
          <text:list>
            <text:list-item>
              <text:h text:style-name="P2" text:outline-level="2">Conceptos</text:h>
            </text:list-item>
          </text:list>
        </text:list-item>
      </text:list>
      <text:list xml:id="list134318343568245" text:continue-list="list134317866603768" text:style-name="WWNum1">
        <text:list-item>
          <text:p text:style-name="P6"><text:span text:style-name="T3">Ámbito de las variables y uso de global</text:span></text:p>
        </text:list-item>
        <text:list-item>
          <text:p text:style-name="P6">Recursividad: https://es.wikipedia.org/wiki/Recursi%C3%B3n</text:p>
        </text:list-item>
      </text:list>
      <text:p text:style-name="P8"/>
      <text:p text:style-name="Text_20_body"/>
      <text:p text:style-name="P3"/>
      <text:p text:style-name="P3"/>
      <text:p text:style-name="P3"/>
      <text:p text:style-name="P3"/>
      <text:p text:style-name="P4"><text:span text:style-name="T5">Autor: Javier Guerra. Ver.1.0.0. Junio 2023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3" style:list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Num2" style:list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align="justify" style:justify-single-word="false" fo:text-indent="0cm" style:auto-text-indent="false"/>
      <style:text-properties style:font-name="Arial" fo:font-family="Arial" style:font-family-generic="roman" style:font-pitch="variable" fo:font-size="10.5pt" style:font-size-asian="10.5pt" style:font-name-complex="Arial1" style:font-family-complex="Arial" style:font-family-generic-complex="system" style:font-pitch-complex="variable" style:font-size-complex="10.5pt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name-asian="Times New Roman" style:font-family-asian="'Times New Roman'" style:font-family-generic-asian="system" style:font-pitch-asian="variable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" style:font-family-asian="'Times New Roman'" style:font-family-generic-asian="system" style:font-pitch-asian="variable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solid" draw:fill-color="#d20000"/>
      <style:paragraph-properties fo:text-align="start"/>
      <style:text-properties fo:font-size="18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35cm" svg:stroke-color="#ffc000" draw:stroke-linejoin="miter" draw:fill="solid" draw:fill-color="#d20000" draw:textarea-vertical-align="top" draw:auto-grow-height="false" fo:min-height="0.757cm" fo:min-width="29.108cm" fo:padding-top="0.125cm" fo:padding-bottom="0.125cm" fo:padding-left="0.25cm" fo:padding-right="0.25cm" fo:wrap-option="wrap" fo:margin-left="0.019cm" fo:margin-right="0.016cm" fo:margin-top="0.018cm" fo:margin-bottom="0.018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2.251cm" fo:margin-left="3cm" fo:margin-right="3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03cm" fo:margin-left="0cm" fo:margin-right="0cm" fo:margin-bottom="2.402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0" draw:name="Rectángulo 6" draw:style-name="Mgr1" draw:text-style-name="MP1" svg:width="29.608cm" svg:height="1.006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n 9" text:anchor-type="char" svg:x="-9.763cm" svg:y="-0.056cm" svg:width="5.239cm" svg:height="1.588cm" draw:z-index="0"><draw:image xlink:href="Pictures/10000000000000C60000003C49C7D4188A9F03C8.png" xlink:type="simple" xlink:show="embed" xlink:actuate="onLoad" draw:mime-type="image/png"/></draw:frame><draw:frame draw:style-name="Mfr1" draw:name="Imagen 8" text:anchor-type="char" svg:x="-2.143cm" svg:y="-0.083cm" svg:width="5.239cm" svg:height="1.588cm" draw:z-index="0"><draw:image xlink:href="Pictures/10000000000000C60000003C49C7D4188A9F03C8.png" xlink:type="simple" xlink:show="embed" xlink:actuate="onLoad" draw:mime-type="image/png"/></draw:frame></text:p>
      </style:head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8T02:56:11</meta:creation-date>
    <dc:language>es-ES</dc:language>
    <dc:date>2024-07-22T13:43:16.415181368</dc:date>
    <meta:editing-cycles>57</meta:editing-cycles>
    <meta:editing-duration>P1DT2H21M30S</meta:editing-duration>
    <meta:generator>LibreOffice/7.3.7.2$Linux_X86_64 LibreOffice_project/30$Build-2</meta:generator>
    <meta:document-statistic meta:table-count="1" meta:image-count="2" meta:object-count="0" meta:page-count="1" meta:paragraph-count="29" meta:word-count="97" meta:character-count="686" meta:non-whitespace-character-count="616"/>
    <meta:user-defined meta:name="AppVersion">15.0000</meta:user-defined>
    <meta:user-defined meta:name="Autor">Javier Guerra</meta:user-defined>
    <meta:template xlink:type="simple" xlink:actuate="onRequest" xlink:title="Normal" xlink:href=""/>
  </office:meta>
</office:document-meta>
</file>